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cm" svg:x="1.5cm" svg:y="3cm">
          <text:p text:style-name="P1">D-TLB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4cm" svg:height="5cm" svg:x="6cm" svg:y="2cm">
          <text:p text:style-name="P1">Joint-TLB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4cm" svg:y1="3cm" svg:x2="6cm" svg:y2="2cm">
          <text:p/>
        </draw:line>
        <draw:line draw:style-name="gr2" draw:text-style-name="P1" draw:layer="layout" svg:x1="3.637cm" svg:y1="4.707cm" svg:x2="6cm" svg:y2="7cm">
          <text:p/>
        </draw:line>
        <draw:custom-shape draw:style-name="gr1" draw:text-style-name="P1" draw:layer="layout" svg:width="3.9cm" svg:height="3.3cm" svg:x="13.7cm" svg:y="3.5cm">
          <text:p text:style-name="P1">D-Cache-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3.9cm" svg:height="3.3cm" svg:x="20.4cm" svg:y="2.1cm">
          <text:p text:style-name="P1">Cache-2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0cm" svg:y1="5.1cm" svg:x2="13.7cm" svg:y2="5.1cm">
          <text:p/>
        </draw:line>
        <draw:frame draw:style-name="gr4" draw:layer="layout" svg:width="1.383cm" svg:height="0.963cm" svg:x="9.9cm" svg:y="2.1cm">
          <draw:text-box>
            <text:p>pfn</text:p>
          </draw:text-box>
        </draw:frame>
        <draw:frame draw:style-name="gr4" draw:layer="layout" svg:width="2.229cm" svg:height="0.963cm" svg:x="11.601cm" svg:y="4.201cm">
          <draw:text-box>
            <text:p>tagset</text:p>
          </draw:text-box>
        </draw:frame>
        <draw:line draw:style-name="gr3" draw:text-style-name="P1" draw:layer="layout" svg:x1="10cm" svg:y1="3cm" svg:x2="20.5cm" svg:y2="3cm">
          <text:p/>
        </draw:line>
        <draw:frame draw:style-name="gr4" draw:layer="layout" svg:width="1.383cm" svg:height="0.963cm" svg:x="9.901cm" svg:y="4.201cm">
          <draw:text-box>
            <text:p>pfn</text:p>
          </draw:text-box>
        </draw:frame>
        <draw:frame draw:style-name="gr4" draw:layer="layout" svg:width="2.229cm" svg:height="0.963cm" svg:x="17.802cm" svg:y="2.102cm">
          <draw:text-box>
            <text:p>tagset</text:p>
          </draw:text-box>
        </draw:frame>
        <draw:frame draw:style-name="gr4" draw:layer="layout" svg:width="1.768cm" svg:height="0.963cm" svg:x="1.8cm" svg:y="5.174cm">
          <draw:text-box>
            <text:p>LRU</text:p>
          </draw:text-box>
        </draw:frame>
        <draw:frame draw:style-name="gr4" draw:layer="layout" svg:width="1.768cm" svg:height="0.963cm" svg:x="14.732cm" svg:y="6.837cm">
          <draw:text-box>
            <text:p>LRU</text:p>
          </draw:text-box>
        </draw:frame>
        <draw:frame draw:style-name="gr4" draw:layer="layout" svg:width="1.768cm" svg:height="0.963cm" svg:x="21.332cm" svg:y="5.438cm">
          <draw:text-box>
            <text:p>LR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1T00:08:06.48</meta:creation-date>
    <dc:date>2009-08-21T00:32:49.68</dc:date>
    <dc:creator>Евгений Корныхин</dc:creator>
    <meta:editing-duration>PT00H24M52S</meta:editing-duration>
    <meta:editing-cycles>2</meta:editing-cycles>
    <meta:generator>OpenOffice.org/3.1$Win32 OpenOffice.org_project/310m11$Build-9399</meta:generator>
    <meta:document-statistic meta:object-count="15"/>
  </office:meta>
</office:document-meta>
</file>